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E6000000DBBDD2E8F6.jpg" manifest:media-type="image/jpeg"/>
  <manifest:file-entry manifest:full-path="Pictures/10000000000000BC0000010CFC4FB618.jpg" manifest:media-type="image/jpeg"/>
  <manifest:file-entry manifest:full-path="Pictures/10000000000000B30000011A5E7BCCB2.jpg" manifest:media-type="image/jpeg"/>
  <manifest:file-entry manifest:full-path="Pictures/1000000000000107000000BF64ADA6CD.jpg" manifest:media-type="image/jpeg"/>
  <manifest:file-entry manifest:full-path="Pictures/10000000000000CC000000CC1EBC17F5.jpg" manifest:media-type="image/jpeg"/>
  <manifest:file-entry manifest:full-path="Pictures/10000000000001F9000000324525C55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padding-top="0.177cm" fo:padding-bottom="0.177cm" fo:padding-left="0.302cm" fo:padding-right="0.302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00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ff00" draw:fill-color="#00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0cm"/>
    </style:style>
    <style:style style:name="gr16" style:family="graphic" style:parent-style-name="standard">
      <style:graphic-properties svg:stroke-opacity="0%" draw:textarea-horizontal-align="justify" draw:textarea-vertical-align="middle" draw:auto-grow-height="false"/>
    </style:style>
    <style:style style:name="gr17" style:family="graphic" style:parent-style-name="standard">
      <style:graphic-properties svg:stroke-opacity="0%" draw:fill-color="#00ff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cm"/>
    </style:style>
    <style:style style:name="gr20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0.502cm" svg:height="1.195cm" svg:x="10.668cm" svg:y="7.62cm">
          <draw:text-box>
            <text:p/>
          </draw:text-box>
        </draw:frame>
        <draw:frame draw:style-name="gr2" draw:text-style-name="P1" draw:layer="layout" svg:width="19.353cm" svg:height="1.915cm" svg:x="2.032cm" svg:y="1.778cm">
          <draw:image xlink:href="Pictures/10000000000001F9000000324525C557.png" xlink:type="simple" xlink:show="embed" xlink:actuate="onLoad">
            <text:p/>
          </draw:image>
        </draw:frame>
        <draw:line draw:style-name="gr3" draw:text-style-name="P1" draw:layer="layout" svg:x1="2.286cm" svg:y1="3.693cm" svg:x2="2.286cm" svg:y2="6.604cm">
          <text:p/>
        </draw:line>
        <draw:frame draw:style-name="gr4" draw:layer="layout" svg:width="3.972cm" svg:height="4.298cm" svg:x="1.016cm" svg:y="6.604cm">
          <draw:text-box>
            <text:p>文件类型</text:p>
            <text:p><text:s/>- 普通文件</text:p>
            <text:p><text:s/>l 符号链接</text:p>
            <text:p>d 文件目录 <text:s/></text:p>
            <text:p/>
          </draw:text-box>
        </draw:frame>
        <draw:line draw:style-name="gr3" draw:text-style-name="P1" draw:layer="layout" svg:x1="6.604cm" svg:y1="3.693cm" svg:x2="6.604cm" svg:y2="14.32cm">
          <text:p/>
        </draw:line>
        <draw:frame draw:style-name="gr5" draw:layer="layout" svg:width="7.112cm" svg:height="1.524cm" svg:x="5.458cm" svg:y="14.32cm">
          <draw:text-box>
            <text:p>表示硬链接的数量</text:p>
          </draw:text-box>
        </draw:frame>
        <draw:frame draw:style-name="gr6" draw:layer="layout" svg:width="4.318cm" svg:height="1.085cm" svg:x="7.074cm" svg:y="11.328cm">
          <draw:text-box>
            <text:p>所属用户</text:p>
          </draw:text-box>
        </draw:frame>
        <draw:frame draw:style-name="gr7" draw:layer="layout" svg:width="2.407cm" svg:height="1.085cm" svg:x="9.206cm" svg:y="9.052cm">
          <draw:text-box>
            <text:p>所属组</text:p>
          </draw:text-box>
        </draw:frame>
        <draw:frame draw:style-name="gr7" draw:layer="layout" svg:width="3.042cm" svg:height="1.085cm" svg:x="10.97cm" svg:y="7.097cm">
          <draw:text-box>
            <text:p>文件大小</text:p>
          </draw:text-box>
        </draw:frame>
        <draw:frame draw:style-name="gr7" draw:layer="layout" svg:width="4.312cm" svg:height="1.085cm" svg:x="13.716cm" svg:y="5.942cm">
          <draw:text-box>
            <text:p>最后修改时间</text:p>
          </draw:text-box>
        </draw:frame>
        <draw:line draw:style-name="gr3" draw:text-style-name="P1" draw:layer="layout" svg:x1="8.128cm" svg:y1="3.302cm" svg:x2="8.128cm" svg:y2="11.328cm">
          <text:p/>
        </draw:line>
        <draw:line draw:style-name="gr3" draw:text-style-name="P1" draw:layer="layout" svg:x1="9.906cm" svg:y1="3.693cm" svg:x2="9.906cm" svg:y2="9.144cm">
          <text:p/>
        </draw:line>
        <draw:line draw:style-name="gr3" draw:text-style-name="P1" draw:layer="layout" svg:x1="11.684cm" svg:y1="3.693cm" svg:x2="11.684cm" svg:y2="7.297cm">
          <text:p/>
        </draw:line>
        <draw:line draw:style-name="gr3" draw:text-style-name="P1" draw:layer="layout" svg:x1="14.986cm" svg:y1="4.064cm" svg:x2="14.986cm" svg:y2="6.096cm">
          <text:p/>
        </draw:line>
        <draw:custom-shape draw:style-name="gr8" draw:text-style-name="P1" draw:layer="layout" svg:width="4.826cm" svg:height="1.273cm" svg:x="12.392cm" svg:y="2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448cm" svg:height="1.096cm" svg:x="2.54cm" svg:y="2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4.718cm" svg:y1="3.928cm" svg:x2="4.718cm" svg:y2="16.764cm">
          <text:p/>
        </draw:line>
        <draw:frame draw:style-name="gr7" draw:layer="layout" svg:width="3.042cm" svg:height="1.796cm" svg:x="3.718cm" svg:y="16.764cm">
          <draw:text-box>
            <text:p>文件模式</text:p>
            <text:p/>
          </draw:text-box>
        </draw:frame>
        <draw:custom-shape draw:style-name="gr10" draw:text-style-name="P1" draw:layer="layout" svg:width="1.778cm" svg:height="0.762cm" svg:x="4.11cm" svg:y="17.704cm">
          <text:p text:style-name="P1">rw-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78cm" svg:height="0.762cm" svg:x="5.842cm" svg:y="17.704cm">
          <text:p text:style-name="P1">rw-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778cm" svg:height="0.762cm" svg:x="7.528cm" svg:y="17.704cm">
          <text:p text:style-name="P1">r--</text:p>
          <draw:enhanced-geometry svg:viewBox="0 0 21600 21600" draw:type="rectangle" draw:enhanced-path="M 0 0 L 21600 0 21600 21600 0 21600 0 0 Z N"/>
        </draw:custom-shape>
        <draw:frame draw:style-name="gr13" draw:layer="layout" svg:width="15.98cm" svg:height="1.919cm" svg:x="9.204cm" svg:y="17.304cm">
          <draw:text-box>
            <text:p>从左到右分别是文件所有者的权限(owner)、用户组的权限(group)、其他人权限(other)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4.127cm" svg:height="4.381cm" svg:x="15.494cm" svg:y="0.445cm">
          <draw:image xlink:href="Pictures/10000000000000CC000000CC1EBC17F5.jpg" xlink:type="simple" xlink:show="embed" xlink:actuate="onLoad">
            <text:p/>
          </draw:image>
        </draw:frame>
        <draw:frame draw:style-name="gr15" draw:layer="layout" svg:width="2.407cm" svg:height="1.847cm" svg:x="16.389cm" svg:y="5.011cm">
          <draw:text-box>
            <text:p>数据库</text:p>
          </draw:text-box>
        </draw:frame>
        <draw:custom-shape draw:style-name="gr16" draw:text-style-name="P2" draw:layer="layout" svg:width="3.81cm" svg:height="2.032cm" svg:x="10.668cm" svg:y="8.89cm">
          <text:p text:style-name="P1"><text:span text:style-name="T1">mode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" draw:layer="layout" svg:width="3.81cm" svg:height="1.778cm" svg:x="19.05cm" svg:y="8.89cm">
          <text:p text:style-name="P1"><text:span text:style-name="T1">view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" draw:layer="layout" svg:width="5.08cm" svg:height="2.286cm" svg:x="10.16cm" svg:y="16.51cm">
          <text:p text:style-name="P1"><text:span text:style-name="T1">userlist.ph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2.7cm" svg:y1="16.51cm" svg:x2="12.7cm" svg:y2="11.176cm">
          <text:p/>
        </draw:line>
        <draw:line draw:style-name="gr3" draw:text-style-name="P1" draw:layer="layout" svg:x1="12.446cm" svg:y1="8.89cm" svg:x2="15.748cm" svg:y2="3.81cm">
          <text:p/>
        </draw:line>
        <draw:line draw:style-name="gr3" draw:text-style-name="P1" draw:layer="layout" svg:x1="16.51cm" svg:y1="4.572cm" svg:x2="13.716cm" svg:y2="8.89cm">
          <text:p/>
        </draw:line>
        <draw:line draw:style-name="gr3" draw:text-style-name="P1" draw:layer="layout" svg:x1="13.97cm" svg:y1="10.922cm" svg:x2="13.97cm" svg:y2="16.51cm">
          <text:p/>
        </draw:line>
        <draw:line draw:style-name="gr3" draw:text-style-name="P1" draw:layer="layout" svg:x1="15.24cm" svg:y1="17.78cm" svg:x2="21.082cm" svg:y2="10.668cm">
          <text:p/>
        </draw:line>
        <draw:line draw:style-name="gr3" draw:text-style-name="P1" draw:layer="layout" svg:x1="21.59cm" svg:y1="10.668cm" svg:x2="21.59cm" svg:y2="16.002cm">
          <text:p/>
        </draw:line>
        <draw:frame draw:style-name="gr7" draw:text-style-name="P3" draw:layer="layout" svg:width="2.293cm" svg:height="1.28cm" svg:x="20.548cm" svg:y="15.834cm">
          <draw:text-box>
            <text:p><text:span text:style-name="T1">user</text:span></text:p>
          </draw:text-box>
        </draw:frame>
        <draw:frame draw:style-name="gr6" draw:layer="layout" svg:width="0.762cm" svg:height="0.962cm" svg:x="11.93cm" svg:y="13.57cm">
          <draw:text-box>
            <text:p>1</text:p>
          </draw:text-box>
        </draw:frame>
        <draw:frame draw:style-name="gr18" draw:layer="layout" svg:width="0.853cm" svg:height="1.47cm" svg:x="13.362cm" svg:y="5.588cm">
          <draw:text-box>
            <text:p>2</text:p>
          </draw:text-box>
        </draw:frame>
        <draw:frame draw:style-name="gr7" draw:layer="layout" svg:width="0.853cm" svg:height="0.962cm" svg:x="15.149cm" svg:y="6.45cm">
          <draw:text-box>
            <text:p>3</text:p>
          </draw:text-box>
        </draw:frame>
        <draw:frame draw:style-name="gr7" draw:layer="layout" svg:width="0.853cm" svg:height="0.962cm" svg:x="14.024cm" svg:y="13.57cm">
          <draw:text-box>
            <text:p>4</text:p>
          </draw:text-box>
        </draw:frame>
        <draw:frame draw:style-name="gr6" draw:layer="layout" svg:width="0.853cm" svg:height="0.962cm" svg:x="17.48cm" svg:y="13.37cm">
          <draw:text-box>
            <text:p>5</text:p>
          </draw:text-box>
        </draw:frame>
        <draw:frame draw:style-name="gr7" draw:layer="layout" svg:width="0.853cm" svg:height="0.962cm" svg:x="21.644cm" svg:y="12.716cm">
          <draw:text-box>
            <text:p>6</text:p>
          </draw:text-box>
        </draw:fram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5.942cm" svg:height="4.572cm" svg:x="4.572cm" svg:y="13.716cm">
          <draw:image xlink:href="Pictures/1000000000000107000000BF64ADA6CD.jpg" xlink:type="simple" xlink:show="embed" xlink:actuate="onLoad">
            <text:p/>
          </draw:image>
        </draw:frame>
        <draw:frame draw:style-name="gr2" draw:text-style-name="P1" draw:layer="layout" svg:width="2.687cm" svg:height="3.81cm" svg:x="14.224cm" svg:y="8.636cm">
          <draw:image xlink:href="Pictures/10000000000000B30000011A5E7BCCB2.jpg" xlink:type="simple" xlink:show="embed" xlink:actuate="onLoad">
            <text:p/>
          </draw:image>
        </draw:frame>
        <draw:frame draw:style-name="gr2" draw:text-style-name="P1" draw:layer="layout" svg:width="3.302cm" svg:height="4.804cm" svg:x="21.336cm" svg:y="1.038cm">
          <draw:image xlink:href="Pictures/10000000000000BC0000010CFC4FB618.jpg" xlink:type="simple" xlink:show="embed" xlink:actuate="onLoad">
            <text:p/>
          </draw:image>
        </draw:frame>
        <draw:frame draw:style-name="gr7" draw:layer="layout" svg:width="1.772cm" svg:height="1.085cm" svg:x="6.758cm" svg:y="18.65cm">
          <draw:text-box>
            <text:p>客人</text:p>
          </draw:text-box>
        </draw:frame>
        <draw:frame draw:style-name="gr19" draw:layer="layout" svg:width="5.6cm" svg:height="1.085cm" svg:x="13.548cm" svg:y="12.346cm">
          <draw:text-box>
            <text:p>服务员(controller)</text:p>
          </draw:text-box>
        </draw:frame>
        <draw:frame draw:style-name="gr7" draw:layer="layout" svg:width="4.084cm" svg:height="1.085cm" svg:x="20.86cm" svg:y="5.488cm">
          <draw:text-box>
            <text:p>厨师(model)</text:p>
          </draw:text-box>
        </draw:frame>
        <draw:frame draw:style-name="gr2" draw:text-style-name="P1" draw:layer="layout" svg:width="4.216cm" svg:height="4.015cm" svg:x="21.946cm" svg:y="13.716cm">
          <draw:image xlink:href="Pictures/10000000000000E6000000DBBDD2E8F6.jpg" xlink:type="simple" xlink:show="embed" xlink:actuate="onLoad">
            <text:p/>
          </draw:image>
        </draw:frame>
        <draw:frame draw:style-name="gr7" draw:layer="layout" svg:width="3.627cm" svg:height="1.085cm" svg:x="22.281cm" svg:y="17.711cm">
          <draw:text-box>
            <text:p>桌子(view)</text:p>
          </draw:text-box>
        </draw:frame>
        <draw:line draw:style-name="gr20" draw:text-style-name="P1" draw:layer="layout" svg:x1="9.144cm" svg:y1="15.748cm" svg:x2="13.548cm" svg:y2="12.954cm">
          <text:p/>
        </draw:line>
        <draw:line draw:style-name="gr20" draw:text-style-name="P1" draw:layer="layout" svg:x1="16.17cm" svg:y1="8.636cm" svg:x2="21.336cm" svg:y2="5.488cm">
          <text:p/>
        </draw:line>
        <draw:line draw:style-name="gr20" draw:text-style-name="P1" draw:layer="layout" svg:x1="22.352cm" svg:y1="6.573cm" svg:x2="17.018cm" svg:y2="9.398cm">
          <text:p/>
        </draw:line>
        <draw:line draw:style-name="gr20" draw:text-style-name="P1" draw:layer="layout" svg:x1="16.911cm" svg:y1="11.684cm" svg:x2="22.606cm" svg:y2="13.97cm">
          <text:p/>
        </draw:line>
        <draw:line draw:style-name="gr20" draw:text-style-name="P1" draw:layer="layout" svg:x1="8.89cm" svg:y1="17.018cm" svg:x2="22.098cm" svg:y2="16.51cm">
          <text:p/>
        </draw:lin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5:49:44.774498112</meta:creation-date>
    <dc:date>2014-11-09T20:18:45.655185653</dc:date>
    <meta:editing-duration>PT3H27M3S</meta:editing-duration>
    <meta:editing-cycles>9</meta:editing-cycles>
    <meta:generator>LibreOffice/4.2.4.2$Linux_x86 LibreOffice_project/420m0$Build-2</meta:generator>
    <meta:document-statistic meta:object-count="80"/>
  </office:meta>
</office:document-meta>
</file>